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" manifest:full-path="ObjectReplacements/Object 36"/>
  <manifest:file-entry manifest:media-type="application/x-openoffice-gdimetafile;windows_formatname=&quot;GDIMetaFile&quot;" manifest:full-path="ObjectReplacements/Object 11"/>
  <manifest:file-entry manifest:media-type="" manifest:full-path="ObjectReplacements/Object 37"/>
  <manifest:file-entry manifest:media-type="application/x-openoffice-gdimetafile;windows_formatname=&quot;GDIMetaFile&quot;" manifest:full-path="ObjectReplacements/Object 12"/>
  <manifest:file-entry manifest:media-type="" manifest:full-path="ObjectReplacements/Object 38"/>
  <manifest:file-entry manifest:media-type="application/x-openoffice-gdimetafile;windows_formatname=&quot;GDIMetaFile&quot;" manifest:full-path="ObjectReplacements/Object 13"/>
  <manifest:file-entry manifest:media-type="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application/x-openoffice-gdimetafile;windows_formatname=&quot;GDIMetaFile&quot;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40"/>
  <manifest:file-entry manifest:media-type="" manifest:full-path="ObjectReplacements/Object 66"/>
  <manifest:file-entry manifest:media-type="" manifest:full-path="ObjectReplacements/Object 41"/>
  <manifest:file-entry manifest:media-type="" manifest:full-path="ObjectReplacements/Object 67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69"/>
  <manifest:file-entry manifest:media-type="" manifest:full-path="ObjectReplacements/Object 45"/>
  <manifest:file-entry manifest:media-type="application/x-openoffice-gdimetafile;windows_formatname=&quot;GDIMetaFile&quot;" manifest:full-path="ObjectReplacements/Object 20"/>
  <manifest:file-entry manifest:media-type="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30"/>
  <manifest:file-entry manifest:media-type="" manifest:full-path="ObjectReplacements/Object 55"/>
  <manifest:file-entry manifest:media-type="" manifest:full-path="ObjectReplacements/Object 31"/>
  <manifest:file-entry manifest:media-type="" manifest:full-path="ObjectReplacements/Object 56"/>
  <manifest:file-entry manifest:media-type="" manifest:full-path="ObjectReplacements/Object 32"/>
  <manifest:file-entry manifest:media-type="" manifest:full-path="ObjectReplacements/Object 57"/>
  <manifest:file-entry manifest:media-type="" manifest:full-path="ObjectReplacements/Object 33"/>
  <manifest:file-entry manifest:media-type="" manifest:full-path="ObjectReplacements/Object 58"/>
  <manifest:file-entry manifest:media-type="" manifest:full-path="ObjectReplacements/Object 34"/>
  <manifest:file-entry manifest:media-type="" manifest:full-path="ObjectReplacements/Object 59"/>
  <manifest:file-entry manifest:media-type="application/x-openoffice-gdimetafile;windows_formatname=&quot;GDIMetaFile&quot;" manifest:full-path="ObjectReplacements/Object 10"/>
  <manifest:file-entry manifest:media-type="" manifest:full-path="ObjectReplacements/Object 35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o calculo numérico</text:p>
      <text:p text:style-name="Standard">Gabriel Hidasy Rezende RA 116928</text:p>
      <text:p text:style-name="Standard">Heitor Alves Siqueira RA XXXXXX</text:p>
      <text:p text:style-name="Standard"/>
      <text:p text:style-name="Standard">1 – Para descobrir o juro real deste financiamento escrevemos o seguinte programa em C:</text:p>
      <text:p text:style-name="Standard">#include &lt;stdio.h&gt;</text:p>
      <text:p text:style-name="Standard">int main () {</text:p>
      <text:p text:style-name="Standard"><text:s text:c="2"/>double Vi=51900.0; //Valor total do carro</text:p>
      <text:p text:style-name="Standard"><text:s text:c="2"/>double Ven=25000.0; //Valor da entrada</text:p>
      <text:p text:style-name="Standard"><text:s text:c="2"/>double parcela=751.0; </text:p>
      <text:p text:style-name="Standard"><text:s text:c="2"/>int meses=60</text:p>
      <text:p text:style-name="Standard"><text:s text:c="2"/>int k=0;</text:p>
      <text:p text:style-name="Standard"><text:s text:c="2"/>double montanteA=Ven; //Valores de<draw:frame draw:style-name="fr1" draw:name="Object1" text:anchor-type="as-char" svg:y="-0.152in" svg:width="0.4173in" svg:height="0.2126in" draw:z-index="0"><draw:object xlink:href="./Object 1" xlink:type="simple" xlink:show="embed" xlink:actuate="onLoad"/><draw:image xlink:href="./ObjectReplacements/Object 1" xlink:type="simple" xlink:show="embed" xlink:actuate="onLoad"/></draw:frame> do método das secantes</text:p>
      <text:p text:style-name="Standard"><text:s text:c="2"/>double montanteB=Ven;</text:p>
      <text:p text:style-name="Standard"><text:s text:c="2"/>double chuteA=3.; //Valores dos chutes do método das secantes</text:p>
      <text:p text:style-name="Standard"><text:s text:c="2"/>double chuteB=2.;</text:p>
      <text:p text:style-name="Standard"><text:s text:c="2"/>double chute; //chute auxiliar para o método das secantes</text:p>
      <text:p text:style-name="Standard"/>
      <text:p text:style-name="Standard"><text:s text:c="2"/>while(1) {</text:p>
      <text:p text:style-name="Standard"><text:s text:c="4"/>montanteA=Vi-Ven,montanteB=Vi-Ven; //Inicializa os montantes para o valor total financiado</text:p>
      <text:p text:style-name="Standard"><text:s text:c="4"/>while(k&lt;meses) { //calcula<draw:frame draw:style-name="fr1" draw:name="Object2" text:anchor-type="as-char" svg:y="-0.152in" svg:width="0.4173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6"/>montanteA=(montanteA*(1+chuteA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while(k&lt;meses) { //calcula<draw:frame draw:style-name="fr1" draw:name="Object3" text:anchor-type="as-char" svg:y="-0.152in" svg:width="0.4173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text:s text:c="6"/>montanteB=(montanteB*(1+chuteB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chute = chuteB - ((chuteB – chuteA)*montanteB)/(montanteB-montanteA);</text:p>
      <text:p text:style-name="Standard"><text:s text:c="4"/>//O método das secantes </text:p>
      <text:p text:style-name="Standard"><text:s text:c="4"/>chuteA=chuteB;</text:p>
      <text:p text:style-name="Standard"><text:s text:c="4"/>chuteB=chute;</text:p>
      <text:p text:style-name="Standard"><text:s text:c="4"/>if(montanteB&lt;0.001 &amp;&amp; montanteB&gt;-0.001) break; //Condição de parada <text:s text:c="3"/></text:p>
      <text:p text:style-name="Standard"><text:s text:c="2"/>}</text:p>
      <text:p text:style-name="Standard"><text:s text:c="2"/>printf("Taxa de juros real=%lf\n",chuteB);</text:p>
      <text:p text:style-name="Standard"><text:s text:c="2"/>return 0;</text:p>
      <text:p text:style-name="Standard">}</text:p>
      <text:p text:style-name="Standard">A saida foi:</text:p>
      <text:p text:style-name="Standard">Taxa de juros real=1.877080</text:p>
      <text:p text:style-name="Standard"/>
      <text:p text:style-name="Standard">Ex2: </text:p>
      <text:p text:style-name="Standard">Usei o seguinte anuncio:</text:p>
      <text:p text:style-name="Standard"/>
      <text:p text:style-name="Standard">Resultados:</text:p>
      <text:p text:style-name="Standard">O juro anunciado não corresponde ao encontrado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3:</text:p>
      <text:p text:style-name="Standard"><text:tab/>Para descobrir qual a opção mais vantajosa basta simular cada uma das opções, retirar C e depositar o valor das parcelas as ou retirar a entrada e depois as parcelas a cada mês (vale ressaltar que na opção de depositar as parcelas há uma injeção de capital visto que é depositado dinheiro de fora do sistema, já no exemplo do financiamento todo o dinheiro advém da poupança já conseguida)</text:p>
      <text:p text:style-name="Standard"/>
      <text:p text:style-name="Standard">O programa usado para resolver o problema foi o seguinte (escrito em python):</text:p>
      <text:p text:style-name="Standard"/>
      <text:p text:style-name="Standard">#!/bin/python</text:p>
      <text:p text:style-name="Standard">C=51900.;</text:p>
      <text:p text:style-name="Standard">Poup=C*1.5;</text:p>
      <text:p text:style-name="Standard">am=751.</text:p>
      <text:p text:style-name="Standard">jur=0.006</text:p>
      <text:p text:style-name="Standard">meses=60;</text:p>
      <text:p text:style-name="Standard">#OP 1</text:p>
      <text:p text:style-name="Standard">Poup=Poup-C;</text:p>
      <text:p text:style-name="Standard">while (meses):</text:p>
      <text:p text:style-name="Standard"><text:s text:c="2"/>Poup=Poup*(1+jur);</text:p>
      <text:p text:style-name="Standard"><text:s text:c="2"/>Poup=Poup+am;</text:p>
      <text:p text:style-name="Standard"><text:s text:c="2"/>meses=meses-1;</text:p>
      <text:p text:style-name="Standard">print "Opcao 1 - pagar diretamente e aplicar as parcelas - Saldo final:",</text:p>
      <text:p text:style-name="Standard">print <text:s/>Poup;</text:p>
      <text:p text:style-name="Standard">print "Lembrando que nessa opcao foi aplicado um extra de:",</text:p>
      <text:p text:style-name="Standard">print am*60;</text:p>
      <text:p text:style-name="Standard"/>
      <text:p text:style-name="Standard">#OP 2</text:p>
      <text:p text:style-name="Standard">Poup=1.5*C;</text:p>
      <text:p text:style-name="Standard">meses=60;</text:p>
      <text:p text:style-name="Standard">Poup=Poup-25000;</text:p>
      <text:p text:style-name="Standard">while (meses):</text:p>
      <text:p text:style-name="Standard"><text:s text:c="4"/>Poup=Poup*(1+jur);</text:p>
      <text:p text:style-name="Standard"><text:s text:c="4"/>Poup=Poup-am;</text:p>
      <text:p text:style-name="Standard"><text:s text:c="4"/>meses=meses-1;</text:p>
      <text:p text:style-name="Standard">print "Opcao 2 - pagar o financiamento - Saldo final:",;</text:p>
      <text:p text:style-name="Standard">print Poup;</text:p>
      <text:p text:style-name="Standard"><text:s text:c="2"/></text:p>
      <text:p text:style-name="Standard">Saida:</text:p>
      <text:p text:style-name="Standard">Opcao 1 - pagar diretamente e aplicar as parcelas - Saldo final: 91200.4255299</text:p>
      <text:p text:style-name="Standard">Lembrando que nessa opcao foi aplicado um extra de: 45060.0 </text:p>
      <text:p text:style-name="Standard">Opcao 2 - pagar o financiamento - Saldo final: 21624.5013373</text:p>
      <text:p text:style-name="Standard"/>
      <text:p text:style-name="Standard">Saldo final se refere a poupança.</text:p>
      <text:p text:style-name="Standard"/>
      <text:p text:style-name="Standard">Na opção 1 gastamos 45060.0 de dinheiro de fora da poupança, obtivemos o carro e ficamos com saldo final de 91200.43 reais</text:p>
      <text:p text:style-name="Standard">Na opção 2 não gastamos dinheiro de fora da poupança e ficamos com saldo final de 21624,50</text:p>
      <text:p text:style-name="Standard"/>
      <text:p text:style-name="Standard">Considerando que o saldo inicial da poupança era de 77850 reais (1,5C):</text:p>
      <text:p text:style-name="Standard">Na opção 1 o valor gasto com o bem foi |91200.43-45060.0-77850.0| = 31709,57 reais</text:p>
      <text:p text:style-name="Standard">Na opção 2 o valor gasto com o bem foi |21624.50-77850| = 56225,50 reais</text:p>
      <text:p text:style-name="Standard">Vemos que a opção 1 é mais vantajosa</text:p>
      <text:p text:style-name="Standard"/>
      <text:p text:style-name="Standard"><text:soft-page-break/>Ex4:</text:p>
      <text:p text:style-name="Standard">SL1:</text:p>
      <text:p text:style-name="Standard">Existem 10 sistemas possiveis para o problema </text:p>
      <text:p text:style-name="Standard">1,2 - invalido, <draw:frame draw:style-name="fr2" draw:name="Object8" text:anchor-type="as-char" svg:y="-0.1484in" svg:width="0.2217in" svg:height="0.2091in" draw:z-index="5"><draw:object xlink:href="./Object 8" xlink:type="simple" xlink:show="embed" xlink:actuate="onLoad"/><draw:image xlink:href="./ObjectReplacements/Object 8" xlink:type="simple" xlink:show="embed" xlink:actuate="onLoad"/></draw:frame> negativo</text:p>
      <text:p text:style-name="Standard"><draw:frame draw:style-name="fr2" draw:name="Object7" text:anchor-type="as-char" svg:y="-0.339in" svg:width="0.7437in" svg:height="0.6429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1,3 </text:p>
      <text:p text:style-name="Standard"><draw:frame draw:style-name="fr2" draw:name="Object9" text:anchor-type="as-char" svg:y="-0.339in" svg:width="1.1516in" svg:height="0.6429in" draw:z-index="6"><draw:object xlink:href="./Object 9" xlink:type="simple" xlink:show="embed" xlink:actuate="onLoad"/><draw:image xlink:href="./ObjectReplacements/Object 9" xlink:type="simple" xlink:show="embed" xlink:actuate="onLoad"/></draw:frame> solução <draw:frame draw:style-name="fr2" draw:name="Object22" text:anchor-type="as-char" svg:y="-0.1484in" svg:width="1.7571in" svg:height="0.2091in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1,4</text:p>
      <text:p text:style-name="Standard"><draw:frame draw:style-name="fr2" draw:name="Object10" text:anchor-type="as-char" svg:y="-0.339in" svg:width="1.1516in" svg:height="0.6429in" draw:z-index="7"><draw:object xlink:href="./Object 10" xlink:type="simple" xlink:show="embed" xlink:actuate="onLoad"/><draw:image xlink:href="./ObjectReplacements/Object 10" xlink:type="simple" xlink:show="embed" xlink:actuate="onLoad"/></draw:frame> solução <draw:frame draw:style-name="fr2" draw:name="Object23" text:anchor-type="as-char" svg:y="-0.1484in" svg:width="1.5047in" svg:height="0.2091in" draw:z-index="20"><draw:object xlink:href="./Object 23" xlink:type="simple" xlink:show="embed" xlink:actuate="onLoad"/><draw:image xlink:href="./ObjectReplacements/Object 23" xlink:type="simple" xlink:show="embed" xlink:actuate="onLoad"/></draw:frame> invalida</text:p>
      <text:p text:style-name="Standard">(1,5)</text:p>
      <text:p text:style-name="Standard"><draw:frame draw:style-name="fr2" draw:name="Object11" text:anchor-type="as-char" svg:y="-0.339in" svg:width="1.0736in" svg:height="0.6429in" draw:z-index="8"><draw:object xlink:href="./Object 11" xlink:type="simple" xlink:show="embed" xlink:actuate="onLoad"/><draw:image xlink:href="./ObjectReplacements/Object 11" xlink:type="simple" xlink:show="embed" xlink:actuate="onLoad"/></draw:frame> solução <draw:frame draw:style-name="fr2" draw:name="Object24" text:anchor-type="as-char" svg:y="-0.1484in" svg:width="1.5102in" svg:height="0.2091in" draw:z-index="21"><draw:object xlink:href="./Object 24" xlink:type="simple" xlink:show="embed" xlink:actuate="onLoad"/><draw:image xlink:href="./ObjectReplacements/Object 24" xlink:type="simple" xlink:show="embed" xlink:actuate="onLoad"/></draw:frame>invalida</text:p>
      <text:p text:style-name="Standard">(2,3) – invalido, <draw:frame draw:style-name="fr2" draw:name="Object18" text:anchor-type="as-char" svg:y="-0.1484in" svg:width="0.2264in" svg:height="0.2091in" draw:z-index="15"><draw:object xlink:href="./Object 18" xlink:type="simple" xlink:show="embed" xlink:actuate="onLoad"/><draw:image xlink:href="./ObjectReplacements/Object 18" xlink:type="simple" xlink:show="embed" xlink:actuate="onLoad"/></draw:frame> negativo</text:p>
      <text:p text:style-name="Standard"><draw:frame draw:style-name="fr2" draw:name="Object12" text:anchor-type="as-char" svg:y="-0.339in" svg:width="1.1083in" svg:height="0.6429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(2,4) <draw:frame draw:style-name="fr2" draw:name="Object19" text:anchor-type="as-char" svg:y="-0.1484in" svg:width="0.4465in" svg:height="0.2091in" draw:z-index="16"><draw:object xlink:href="./Object 19" xlink:type="simple" xlink:show="embed" xlink:actuate="onLoad"/><draw:image xlink:href="./ObjectReplacements/Object 19" xlink:type="simple" xlink:show="embed" xlink:actuate="onLoad"/></draw:frame> , logo, se <draw:frame draw:style-name="fr2" draw:name="Object20" text:anchor-type="as-char" svg:y="-0.1484in" svg:width="0.8929in" svg:height="0.2091in" draw:z-index="17"><draw:object xlink:href="./Object 20" xlink:type="simple" xlink:show="embed" xlink:actuate="onLoad"/><draw:image xlink:href="./ObjectReplacements/Object 20" xlink:type="simple" xlink:show="embed" xlink:actuate="onLoad"/></draw:frame>, <draw:frame draw:style-name="fr2" draw:name="Object21" text:anchor-type="as-char" svg:y="-0.1484in" svg:width="0.2217in" svg:height="0.2091in" draw:z-index="18"><draw:object xlink:href="./Object 21" xlink:type="simple" xlink:show="embed" xlink:actuate="onLoad"/><draw:image xlink:href="./ObjectReplacements/Object 21" xlink:type="simple" xlink:show="embed" xlink:actuate="onLoad"/></draw:frame>negativo, invalido</text:p>
      <text:p text:style-name="Standard"><draw:frame draw:style-name="fr2" draw:name="Object13" text:anchor-type="as-char" svg:y="-0.339in" svg:width="1.0201in" svg:height="0.6429in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(2,5) mesmo caso de (2,4), invalido</text:p>
      <text:p text:style-name="Standard"><draw:frame draw:style-name="fr2" draw:name="Object14" text:anchor-type="as-char" svg:y="-0.339in" svg:width="1.1083in" svg:height="0.6429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(3,4)</text:p>
      <text:p text:style-name="Standard"><draw:frame draw:style-name="fr2" draw:name="Object15" text:anchor-type="as-char" svg:y="-0.339in" svg:width="1.5925in" svg:height="0.6429in" draw:z-index="12"><draw:object xlink:href="./Object 15" xlink:type="simple" xlink:show="embed" xlink:actuate="onLoad"/><draw:image xlink:href="./ObjectReplacements/Object 15" xlink:type="simple" xlink:show="embed" xlink:actuate="onLoad"/></draw:frame> solução <draw:frame draw:style-name="fr2" draw:name="Object25" text:anchor-type="as-char" svg:y="-0.1484in" svg:width="2.3417in" svg:height="0.2091in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3,5</text:p>
      <text:p text:style-name="Standard"><draw:frame draw:style-name="fr2" draw:name="Object16" text:anchor-type="as-char" svg:y="-0.339in" svg:width="1.598in" svg:height="0.6429in" draw:z-index="13"><draw:object xlink:href="./Object 16" xlink:type="simple" xlink:show="embed" xlink:actuate="onLoad"/><draw:image xlink:href="./ObjectReplacements/Object 16" xlink:type="simple" xlink:show="embed" xlink:actuate="onLoad"/></draw:frame> solução<draw:frame draw:style-name="fr2" draw:name="Object26" text:anchor-type="as-char" svg:y="-0.1484in" svg:width="1.9618in" svg:height="0.2091in" draw:z-index="23"><draw:object xlink:href="./Object 26" xlink:type="simple" xlink:show="embed" xlink:actuate="onLoad"/><draw:image xlink:href="./ObjectReplacements/Object 26" xlink:type="simple" xlink:show="embed" xlink:actuate="onLoad"/></draw:frame> invalida.</text:p>
      <text:p text:style-name="Standard">4,5</text:p>
      <text:p text:style-name="Standard"><draw:frame draw:style-name="fr2" draw:name="Object17" text:anchor-type="as-char" svg:y="-0.339in" svg:width="1.3102in" svg:height="0.6429in" draw:z-index="14"><draw:object xlink:href="./Object 17" xlink:type="simple" xlink:show="embed" xlink:actuate="onLoad"/><draw:image xlink:href="./ObjectReplacements/Object 17" xlink:type="simple" xlink:show="embed" xlink:actuate="onLoad"/></draw:frame> solução <draw:frame draw:style-name="fr2" draw:name="Object27" text:anchor-type="as-char" svg:y="-0.1484in" svg:width="1.5043in" svg:height="0.2091in" draw:z-index="24"><draw:object xlink:href="./Object 27" xlink:type="simple" xlink:show="embed" xlink:actuate="onLoad"/><draw:image xlink:href="./ObjectReplacements/Object 27" xlink:type="simple" xlink:show="embed" xlink:actuate="onLoad"/></draw:frame> invalida</text:p>
      <text:p text:style-name="Standard"/>
      <text:p text:style-name="Standard"/>
      <text:p text:style-name="Standard"/>
      <text:p text:style-name="Standard"/>
      <text:p text:style-name="Standard"><text:soft-page-break/>ficamos com as soluções validas:</text:p>
      <text:p text:style-name="Standard"><draw:frame draw:style-name="fr2" draw:name="Object28" text:anchor-type="as-char" svg:y="-0.1484in" svg:width="2.3417in" svg:height="0.2091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2" draw:name="Object29" text:anchor-type="as-char" svg:y="-0.1484in" svg:width="1.7571in" svg:height="0.2091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O custo é dado pela formula</text:p>
      <text:p text:style-name="Standard"><draw:frame draw:style-name="fr2" draw:name="Object30" text:anchor-type="as-char" svg:y="-0.1484in" svg:width="0.7898in" svg:height="0.2091in" draw:z-index="27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na solução 1 o resultado é: </text:p>
      <text:p text:style-name="Standard"><draw:frame draw:style-name="fr2" draw:name="Object32" text:anchor-type="as-char" svg:y="-0.1484in" svg:width="2.5839in" svg:height="0.1839in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na solução 2:</text:p>
      <text:p text:style-name="Standard"><draw:frame draw:style-name="fr2" draw:name="Object31" text:anchor-type="as-char" svg:y="-0.1484in" svg:width="1.5429in" svg:height="0.1839in" draw:z-index="28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/>
      <text:p text:style-name="Standard">Vemos que a solução 1 é a mais eficiente</text:p>
      <text:p text:style-name="Standard"/>
      <text:p text:style-name="Standard"/>
      <text:p text:style-name="Standard">As variaveis de folga não podem ser negativas porque o sistema vêm de uma inequação que tem resultado <draw:frame draw:style-name="fr1" draw:name="Object4" text:anchor-type="as-char" svg:y="-0.1484in" svg:width="0.3807in" svg:height="0.1839in" draw:z-index="3"><draw:object xlink:href="./Object 4" xlink:type="simple" xlink:show="embed" xlink:actuate="onLoad"/><draw:image xlink:href="./ObjectReplacements/Object 4" xlink:type="simple" xlink:show="embed" xlink:actuate="onLoad"/></draw:frame>, e elas tem a responsabilidade de neutralizar a parte negativa, resultando em um sistema igual a zero</text:p>
      <text:p text:style-name="Standard"/>
      <text:p text:style-name="Standard">SL2:</text:p>
      <text:p text:style-name="Standard">4000Ti+5000Te=Lucro</text:p>
      <text:p text:style-name="Standard">Ti-Te&lt;=1</text:p>
      <text:p text:style-name="Standard">Ti&lt;=2</text:p>
      <text:p text:style-name="Standard">6M1+M2=Te</text:p>
      <text:p text:style-name="Standard">4M1+2M2=Ti</text:p>
      <text:p text:style-name="Standard">M1&lt;=24</text:p>
      <text:p text:style-name="Standard">M2&lt;=6</text:p>
      <text:p text:style-name="Standard"/>
      <text:p text:style-name="Standard"/>
      <text:p text:style-name="Standard"><draw:frame draw:style-name="fr2" draw:name="Object6" text:anchor-type="as-char" svg:y="-0.4472in" svg:width="1.2654in" svg:height="0.8598in" draw:z-index="30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1,2</text:p>
      <text:p text:style-name="Standard"><text:span text:style-name="T1"><draw:frame draw:style-name="fr2" draw:name="Object47" text:anchor-type="as-char" svg:y="-0.4472in" svg:width="0.5339in" svg:height="0.8598in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1"> solução </text:span><text:span text:style-name="T1"><draw:frame draw:style-name="fr2" draw:name="Object49" text:anchor-type="as-char" svg:y="-0.1484in" svg:width="1.6902in" svg:height="0.2091in" draw:z-index="4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Standard"/>
      <text:p text:style-name="Standard"/>
      <text:p text:style-name="Standard">1,3</text:p>
      <text:p text:style-name="P1"><text:span text:style-name="T1"><draw:frame draw:style-name="fr2" draw:name="Object46" text:anchor-type="as-char" svg:y="-0.4472in" svg:width="0.898in" svg:height="0.8598in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1"> invalida, </text:span><text:span text:style-name="T1"><draw:frame draw:style-name="fr2" draw:name="Object48" text:anchor-type="as-char" svg:y="-0.1484in" svg:width="0.2201in" svg:height="0.2091in" draw:z-index="46"><draw:object xlink:href="./Object 48" xlink:type="simple" xlink:show="embed" xlink:actuate="onLoad"/><draw:image xlink:href="./ObjectReplacements/Object 48" xlink:type="simple" xlink:show="embed" xlink:actuate="onLoad"/></draw:frame></text:span><text:span text:style-name="T1"> negativa</text:span></text:p>
      <text:p text:style-name="Standard"/>
      <text:p text:style-name="Standard">(1,4)</text:p>
      <text:p text:style-name="P1"><text:soft-page-break/><text:span text:style-name="T1"><draw:frame draw:style-name="fr2" draw:name="Object45" text:anchor-type="as-char" svg:y="-0.4346in" svg:width="1.0283in" svg:height="0.8346in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1"> impossivel, </text:span><text:span text:style-name="T1"><draw:frame draw:style-name="fr2" draw:name="Object50" text:anchor-type="as-char" svg:y="-0.1484in" svg:width="0.3898in" svg:height="0.1839in" draw:z-index="48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Standard"/>
      <text:p text:style-name="Standard">(1,5)</text:p>
      <text:p text:style-name="P1"><text:span text:style-name="T1"><draw:frame draw:style-name="fr2" draw:name="Object44" text:anchor-type="as-char" svg:y="-0.4472in" svg:width="0.8618in" svg:height="0.8598in" draw:z-index="42"><draw:object xlink:href="./Object 44" xlink:type="simple" xlink:show="embed" xlink:actuate="onLoad"/><draw:image xlink:href="./ObjectReplacements/Object 44" xlink:type="simple" xlink:show="embed" xlink:actuate="onLoad"/></draw:frame></text:span><text:span text:style-name="T1"> solução </text:span><text:span text:style-name="T1"><draw:frame draw:style-name="fr2" draw:name="Object51" text:anchor-type="as-char" svg:y="-0.1484in" svg:width="1.6957in" svg:height="0.2091in" draw:z-index="49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1"><text:span text:style-name="T1"/></text:p>
      <text:p text:style-name="Standard"/>
      <text:p text:style-name="Standard">(1,6)</text:p>
      <text:p text:style-name="P1"><text:span text:style-name="T1"><draw:frame draw:style-name="fr2" draw:name="Object43" text:anchor-type="as-char" svg:y="-0.4472in" svg:width="1.0283in" svg:height="0.8598in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1"> invalida, </text:span><text:span text:style-name="T1"><draw:frame draw:style-name="fr2" draw:name="Object52" text:anchor-type="as-char" svg:y="-0.1484in" svg:width="0.4472in" svg:height="0.2091in" draw:z-index="5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Standard"/>
      <text:p text:style-name="Standard">(2,3)</text:p>
      <text:p text:style-name="P1"><text:span text:style-name="T1"><draw:frame draw:style-name="fr2" draw:name="Object42" text:anchor-type="as-char" svg:y="-0.4472in" svg:width="0.9016in" svg:height="0.8598in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1"> solução </text:span><text:span text:style-name="T1"><draw:frame draw:style-name="fr2" draw:name="Object56" text:anchor-type="as-char" svg:y="-0.1484in" svg:width="1.6909in" svg:height="0.2091in" draw:z-index="54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1"><text:span text:style-name="T1"/></text:p>
      <text:p text:style-name="Standard"/>
      <text:p text:style-name="Standard">(2,4)</text:p>
      <text:p text:style-name="P1"><text:span text:style-name="T1"><draw:frame draw:style-name="fr2" draw:name="Object41" text:anchor-type="as-char" svg:y="-0.4472in" svg:width="0.9508in" svg:height="0.8598in" draw:z-index="39"><draw:object xlink:href="./Object 41" xlink:type="simple" xlink:show="embed" xlink:actuate="onLoad"/><draw:image xlink:href="./ObjectReplacements/Object 41" xlink:type="simple" xlink:show="embed" xlink:actuate="onLoad"/></draw:frame></text:span><text:span text:style-name="T1"> invalida </text:span><text:span text:style-name="T1"><draw:frame draw:style-name="fr2" draw:name="Object53" text:anchor-type="as-char" svg:y="-0.1484in" svg:width="0.2217in" svg:height="0.2091in" draw:z-index="51"><draw:object xlink:href="./Object 53" xlink:type="simple" xlink:show="embed" xlink:actuate="onLoad"/><draw:image xlink:href="./ObjectReplacements/Object 53" xlink:type="simple" xlink:show="embed" xlink:actuate="onLoad"/></draw:frame></text:span><text:span text:style-name="T1"> negativo</text:span></text:p>
      <text:p text:style-name="P1"/>
      <text:p text:style-name="Standard">(2,5)</text:p>
      <text:p text:style-name="P1"><text:span text:style-name="T1"><draw:frame draw:style-name="fr2" draw:name="Object40" text:anchor-type="as-char" svg:y="-0.4472in" svg:width="0.8126in" svg:height="0.8598in" draw:z-index="38"><draw:object xlink:href="./Object 40" xlink:type="simple" xlink:show="embed" xlink:actuate="onLoad"/><draw:image xlink:href="./ObjectReplacements/Object 40" xlink:type="simple" xlink:show="embed" xlink:actuate="onLoad"/></draw:frame></text:span><text:span text:style-name="T1"> invalido </text:span><text:span text:style-name="T1"><draw:frame draw:style-name="fr2" draw:name="Object54" text:anchor-type="as-char" svg:y="-0.1484in" svg:width="0.2217in" svg:height="0.2091in" draw:z-index="52"><draw:object xlink:href="./Object 54" xlink:type="simple" xlink:show="embed" xlink:actuate="onLoad"/><draw:image xlink:href="./ObjectReplacements/Object 54" xlink:type="simple" xlink:show="embed" xlink:actuate="onLoad"/></draw:frame></text:span><text:span text:style-name="T1"> negativo</text:span></text:p>
      <text:p text:style-name="Standard"/>
      <text:p text:style-name="Standard">(2,6)</text:p>
      <text:p text:style-name="P1"><text:span text:style-name="T1"><draw:frame draw:style-name="fr2" draw:name="Object39" text:anchor-type="as-char" svg:y="-0.4472in" svg:width="0.9016in" svg:height="0.8598in" draw:z-index="37"><draw:object xlink:href="./Object 39" xlink:type="simple" xlink:show="embed" xlink:actuate="onLoad"/><draw:image xlink:href="./ObjectReplacements/Object 39" xlink:type="simple" xlink:show="embed" xlink:actuate="onLoad"/></draw:frame></text:span><text:span text:style-name="T1"> invalido </text:span><text:span text:style-name="T1"><draw:frame draw:style-name="fr2" draw:name="Object55" text:anchor-type="as-char" svg:y="-0.1484in" svg:width="0.2217in" svg:height="0.2091in" draw:z-index="53"><draw:object xlink:href="./Object 55" xlink:type="simple" xlink:show="embed" xlink:actuate="onLoad"/><draw:image xlink:href="./ObjectReplacements/Object 55" xlink:type="simple" xlink:show="embed" xlink:actuate="onLoad"/></draw:frame></text:span><text:span text:style-name="T1"> negativo</text:span></text:p>
      <text:p text:style-name="Standard"/>
      <text:p text:style-name="Standard">(3,4)</text:p>
      <text:p text:style-name="P1"><text:span text:style-name="T1"><draw:frame draw:style-name="fr2" draw:name="Object38" text:anchor-type="as-char" svg:y="-0.4472in" svg:width="1.2654in" svg:height="0.8598in" draw:z-index="36"><draw:object xlink:href="./Object 38" xlink:type="simple" xlink:show="embed" xlink:actuate="onLoad"/><draw:image xlink:href="./ObjectReplacements/Object 38" xlink:type="simple" xlink:show="embed" xlink:actuate="onLoad"/></draw:frame></text:span><text:span text:style-name="T1"> solução </text:span><text:span text:style-name="T1"><draw:frame draw:style-name="fr2" draw:name="Object57" text:anchor-type="as-char" svg:y="-0.1484in" svg:width="1.6764in" svg:height="0.2091in" draw:z-index="55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"><text:span text:style-name="T1"/></text:p>
      <text:p text:style-name="Standard"><text:soft-page-break/></text:p>
      <text:p text:style-name="Standard">(3,5)</text:p>
      <text:p text:style-name="P1"><text:span text:style-name="T1"><draw:frame draw:style-name="fr2" draw:name="Object37" text:anchor-type="as-char" svg:y="-0.4472in" svg:width="1.0937in" svg:height="0.8598in" draw:z-index="35"><draw:object xlink:href="./Object 37" xlink:type="simple" xlink:show="embed" xlink:actuate="onLoad"/><draw:image xlink:href="./ObjectReplacements/Object 37" xlink:type="simple" xlink:show="embed" xlink:actuate="onLoad"/></draw:frame></text:span><text:span text:style-name="T1"> solução </text:span><text:span text:style-name="T1"><draw:frame draw:style-name="fr2" draw:name="Object58" text:anchor-type="as-char" svg:y="-0.1484in" svg:width="1.7189in" svg:height="0.2091in" draw:z-index="56"><draw:object xlink:href="./Object 58" xlink:type="simple" xlink:show="embed" xlink:actuate="onLoad"/><draw:image xlink:href="./ObjectReplacements/Object 58" xlink:type="simple" xlink:show="embed" xlink:actuate="onLoad"/></draw:frame></text:span><text:span text:style-name="T1"> invalida</text:span></text:p>
      <text:p text:style-name="P1"><text:span text:style-name="T1"/></text:p>
      <text:p text:style-name="Standard"/>
      <text:p text:style-name="Standard">(3,6)</text:p>
      <text:p text:style-name="P1"><text:span text:style-name="T1"><draw:frame draw:style-name="fr2" draw:name="Object36" text:anchor-type="as-char" svg:y="-0.4472in" svg:width="1.2654in" svg:height="0.8598in" draw:z-index="34"><draw:object xlink:href="./Object 36" xlink:type="simple" xlink:show="embed" xlink:actuate="onLoad"/><draw:image xlink:href="./ObjectReplacements/Object 36" xlink:type="simple" xlink:show="embed" xlink:actuate="onLoad"/></draw:frame></text:span><text:span text:style-name="T1"> solução </text:span><text:span text:style-name="T1"><draw:frame draw:style-name="fr2" draw:name="Object59" text:anchor-type="as-char" svg:y="-0.1484in" svg:width="1.9374in" svg:height="0.2091in" draw:z-index="57"><draw:object xlink:href="./Object 59" xlink:type="simple" xlink:show="embed" xlink:actuate="onLoad"/><draw:image xlink:href="./ObjectReplacements/Object 59" xlink:type="simple" xlink:show="embed" xlink:actuate="onLoad"/></draw:frame></text:span><text:span text:style-name="T1">invalida</text:span></text:p>
      <text:p text:style-name="P1"><text:span text:style-name="T1"/></text:p>
      <text:p text:style-name="Standard"/>
      <text:p text:style-name="Standard">(4,5)</text:p>
      <text:p text:style-name="P1"><text:s/><text:span text:style-name="T1"><draw:frame draw:style-name="fr2" draw:name="Object35" text:anchor-type="as-char" svg:y="-0.4472in" svg:width="1.0937in" svg:height="0.8598in" draw:z-index="33"><draw:object xlink:href="./Object 35" xlink:type="simple" xlink:show="embed" xlink:actuate="onLoad"/><draw:image xlink:href="./ObjectReplacements/Object 35" xlink:type="simple" xlink:show="embed" xlink:actuate="onLoad"/></draw:frame></text:span><text:span text:style-name="T1"> solução </text:span><text:span text:style-name="T1"><draw:frame draw:style-name="fr2" draw:name="Object60" text:anchor-type="as-char" svg:y="-0.1484in" svg:width="2.4665in" svg:height="0.2091in" draw:z-index="5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1"><text:span text:style-name="T1"/></text:p>
      <text:p text:style-name="Standard"/>
      <text:p text:style-name="Standard">(4,6)</text:p>
      <text:p text:style-name="P1"><text:span text:style-name="T1"><draw:frame draw:style-name="fr2" draw:name="Object34" text:anchor-type="as-char" svg:y="-0.4472in" svg:width="1.2654in" svg:height="0.8598in" draw:z-index="32"><draw:object xlink:href="./Object 34" xlink:type="simple" xlink:show="embed" xlink:actuate="onLoad"/><draw:image xlink:href="./ObjectReplacements/Object 34" xlink:type="simple" xlink:show="embed" xlink:actuate="onLoad"/></draw:frame></text:span><text:span text:style-name="T1"> solução </text:span><text:span text:style-name="T1"><draw:frame draw:style-name="fr2" draw:name="Object61" text:anchor-type="as-char" svg:y="-0.1484in" svg:width="1.9465in" svg:height="0.2091in" draw:z-index="59"><draw:object xlink:href="./Object 61" xlink:type="simple" xlink:show="embed" xlink:actuate="onLoad"/><draw:image xlink:href="./ObjectReplacements/Object 61" xlink:type="simple" xlink:show="embed" xlink:actuate="onLoad"/></draw:frame></text:span><text:span text:style-name="T1">invalida</text:span></text:p>
      <text:p text:style-name="P1"><text:span text:style-name="T1"/></text:p>
      <text:p text:style-name="Standard"/>
      <text:p text:style-name="Standard">(5,6)</text:p>
      <text:p text:style-name="Standard"><text:span text:style-name="T1"><draw:frame draw:style-name="fr2" draw:name="Object33" text:anchor-type="as-char" svg:y="-0.4472in" svg:width="1.0055in" svg:height="0.8598in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1"> solução </text:span><text:span text:style-name="T1"><draw:frame draw:style-name="fr2" draw:name="Object62" text:anchor-type="as-char" svg:y="-0.1484in" svg:width="2.5917in" svg:height="0.2091in" draw:z-index="60"><draw:object xlink:href="./Object 62" xlink:type="simple" xlink:show="embed" xlink:actuate="onLoad"/><draw:image xlink:href="./ObjectReplacements/Object 62" xlink:type="simple" xlink:show="embed" xlink:actuate="onLoad"/></draw:frame></text:span><text:span text:style-name="T1"> invalida</text:span></text:p>
      <text:p text:style-name="P1"/>
      <text:p text:style-name="Standard">Soluções validas e o lucro de cada uma:</text:p>
      <text:p text:style-name="Standard"><draw:frame draw:style-name="fr2" draw:name="Object69" text:anchor-type="as-char" svg:y="-0.152in" svg:width="1.7874in" svg:height="0.2126in" draw:z-index="66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2" draw:name="Object63" text:anchor-type="as-char" svg:y="-0.1484in" svg:width="1.6902in" svg:height="0.2091in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Lucro = 0</text:p>
      <text:p text:style-name="Standard"><draw:frame draw:style-name="fr2" draw:name="Object64" text:anchor-type="as-char" svg:y="-0.1484in" svg:width="1.6957in" svg:height="0.2091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Lucro = 20000</text:p>
      <text:p text:style-name="Standard"><draw:frame draw:style-name="fr2" draw:name="Object65" text:anchor-type="as-char" svg:y="-0.1484in" svg:width="1.6909in" svg:height="0.2091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Lucro = 4000</text:p>
      <text:p text:style-name="Standard"><draw:frame draw:style-name="fr2" draw:name="Object66" text:anchor-type="as-char" svg:y="-0.1484in" svg:width="1.6764in" svg:height="0.2091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Lucro = 13000</text:p>
      <text:p text:style-name="Standard"><draw:frame draw:style-name="fr2" draw:name="Object67" text:anchor-type="as-char" svg:y="-0.1484in" svg:width="2.4665in" svg:height="0.2091in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Lucro = 24000</text:p>
      <text:p text:style-name="Standard"/>
      <text:p text:style-name="Standard">A solução 3 é a mais indicada, 1 ton de tinta para interiores e 3,33 ton de tinta para exteriores, que satisfazem todas as restrições e maximizam o lucro da fabric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4:59:12</meta:creation-date>
    <dc:date>2012-05-24T00:22:51</dc:date>
    <meta:editing-duration>PT6H56M9S</meta:editing-duration>
    <meta:editing-cycles>6</meta:editing-cycles>
    <meta:generator>LibreOffice/3.4$Unix LibreOffice_project/340m1$Build-502</meta:generator>
    <dc:creator>Gabriel Rezende</dc:creator>
    <meta:document-statistic meta:table-count="0" meta:image-count="0" meta:object-count="67" meta:page-count="6" meta:paragraph-count="165" meta:word-count="638" meta:character-count="4247" meta:non-whitespace-character-count="3518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-x_3=360 newline
-0.3x_2=0 newline
-0.07x_2+x_5=0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2-x_3=360 newline
-0.3x_2+x_4=0 newline
-0.07x_2=0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=360 newline
0.255x_1+x_4=0 newline
0.03x_1+x_5=0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n>0.255x</mn>
                <mn>1</mn>
              </msub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-x_3=360 newline
0.255x_1=0 newline
0.03x_1+x_5=0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sub>
                <mn>0.03x</mn>
                <mn>1</mn>
              </msub>
              <mo stretchy="false">=</mo>
              <mn>0</mn>
            </mrow>
          </mrow>
        </mtd>
      </mtr>
    </mtable>
    <annotation encoding="StarMath 5.0">x_1-x_3=360 newline
0.255x_1+x_4=0 newline
0.03x_1=0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n>0.03x</mn>
                    <mn>1</mn>
                  </msub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+x_2=360 newline
0.255x_1-0.3x_2=0 newline
0.03x_1-0.07x_2+x_5=0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sub>
                    <mn>0.255x</mn>
                    <mn>1</mn>
                  </msub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=360 newline
0.255x_1-0.3x_2+x_4=0 newline
0.03x_1-0.07x_2=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</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-x_3=360 newline
0.255x_1-0.3x_2=0 newline
0.03x_1-0.07x_2=0</annotation>
  </semantics>
</math>
</file>

<file path=Object 18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</mrow>
    <annotation encoding="StarMath 5.0">x_1=0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20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3</mn>
          </msub>
        </mrow>
        <mo stretchy="false">=</mo>
        <mn>360</mn>
      </mrow>
    </mrow>
    <annotation encoding="StarMath 5.0">x_1-x_3=360</annotation>
  </semantics>
</math>
</file>

<file path=Object 21/content.xml><?xml version="1.0" encoding="utf-8"?>
<math xmlns="http://www.w3.org/1998/Math/MathML">
  <semantics>
    <mrow>
      <msub>
        <mi>x</mi>
        <mn>3</mn>
      </msub>
    </mrow>
    <annotation encoding="StarMath 5.0">x_3 </annotation>
  </semantics>
</math>
</file>

<file path=Object 22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23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5</mn>
        </msub>
        <mo stretchy="false">=</mo>
        <mn>0</mn>
      </mrow>
    </mrow>
    <annotation encoding="StarMath 5.0">x_2=0 x_3=-360 x_5=0</annotation>
  </semantics>
</math>
</file>

<file path=Object 24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4</mn>
        </msub>
        <mo stretchy="false">=</mo>
        <mn>0</mn>
      </mrow>
    </mrow>
    <annotation encoding="StarMath 5.0">x_2=0 x_3=-360 x_4=0</annotation>
  </semantics>
</math>
</file>

<file path=Object 25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6/content.xml><?xml version="1.0" encoding="utf-8"?>
<math xmlns="http://www.w3.org/1998/Math/MathML">
  <semantics>
    <mrow>
      <mrow>
        <msub>
          <mi>x</mi>
          <mn>1</mn>
        </msub>
        <mo stretchy="false">=</mo>
        <mn>252</mn>
      </mrow>
      <mrow>
        <msub>
          <mi>x</mi>
          <mn>2</mn>
        </msub>
        <mo stretchy="false">=</mo>
        <mn>108</mn>
      </mrow>
      <mrow>
        <msub>
          <mi>x</mi>
          <mn>4</mn>
        </msub>
        <mo stretchy="false">=</mo>
        <mrow>
          <mo stretchy="false">−</mo>
          <mn>31.86</mn>
        </mrow>
      </mrow>
    </mrow>
    <annotation encoding="StarMath 5.0"> x_1=252 x_2=108 x_4=-31.86</annotation>
  </semantics>
</math>
</file>

<file path=Object 27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</mrow>
    <annotation encoding="StarMath 5.0">x_1=0 x_2=0 x_3=-360</annotation>
  </semantics>
</math>
</file>

<file path=Object 28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9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30/content.xml><?xml version="1.0" encoding="utf-8"?>
<math xmlns="http://www.w3.org/1998/Math/MathML">
  <semantics>
    <mrow>
      <mrow>
        <msub>
          <mn>1.2x</mn>
          <mn>1</mn>
        </msub>
        <mo stretchy="false">+</mo>
        <msub>
          <mn>3x</mn>
          <mn>2</mn>
        </msub>
      </mrow>
    </mrow>
    <annotation encoding="StarMath 5.0">1.2x_1+3x_2</annotation>
  </semantics>
</math>
</file>

<file path=Object 31/content.xml><?xml version="1.0" encoding="utf-8"?>
<math xmlns="http://www.w3.org/1998/Math/MathML">
  <semantics>
    <mrow>
      <mrow>
        <mrow>
          <mrow>
            <mn>1.2</mn>
            <mo stretchy="false">∗</mo>
            <mn>0</mn>
          </mrow>
          <mo stretchy="false">+</mo>
          <mrow>
            <mn>3</mn>
            <mo stretchy="false">∗</mo>
            <mn>360</mn>
          </mrow>
        </mrow>
        <mo stretchy="false">=</mo>
        <mn>1080</mn>
      </mrow>
    </mrow>
    <annotation encoding="StarMath 5.0">1.2*0+3*360 = 1080</annotation>
  </semantics>
</math>
</file>

<file path=Object 32/content.xml><?xml version="1.0" encoding="utf-8"?>
<math xmlns="http://www.w3.org/1998/Math/MathML">
  <semantics>
    <mrow>
      <mrow>
        <mrow>
          <mrow>
            <mn>1.2</mn>
            <mo stretchy="false">∗</mo>
            <mn>192.594</mn>
          </mrow>
          <mo stretchy="false">+</mo>
          <mrow>
            <mn>3</mn>
            <mo stretchy="false">∗</mo>
            <mn>165.405</mn>
          </mrow>
        </mrow>
        <mo stretchy="false">=</mo>
        <mn>727.3278</mn>
      </mrow>
    </mrow>
    <annotation encoding="StarMath 5.0">1.2*192.594+3*165.405 = 727.3278</annotation>
  </semantics>
</math>
</file>

<file path=Object 33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+x_4 = 2 newline
 4x_1+6x_2=24 newline
 2x_1-x_2=6</annotation>
  </semantics>
</math>
</file>

<file path=Object 34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= 2 newline
 4x_1+6x_2+x_5=24 newline
 2x_1-x_2=6</annotation>
  </semantics>
</math>
</file>

<file path=Object 35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x_1-x_2+x_3 = 1 newline
 x_1 = 2 newline
 4x_1+6x_2=24 newline
 2x_1-x_2+x_6=6</annotation>
  </semantics>
</math>
</file>

<file path=Object 3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+x_5=24 newline
 2x_1-x_2=6</annotation>
  </semantics>
</math>
</file>

<file path=Object 37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=24 newline
 2x_1-x_2+x_6=6</annotation>
  </semantics>
</math>
</file>

<file path=Object 38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 = 2 newline
 4x_1+6x_2+x_5=24 newline
 2x_1-x_2+x_6=6</annotation>
  </semantics>
</math>
</file>

<file path=Object 39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sub>
                <mn>2x</mn>
                <mn>1</mn>
              </msub>
              <mo stretchy="false">=</mo>
              <mn>6</mn>
            </mrow>
          </mrow>
        </mtd>
      </mtr>
    </mtable>
    <annotation encoding="StarMath 5.0"> x_1+x_3 = 1 newline
 x_1+x_4 = 2 newline
 4x_1+x_5=24 newline
 2x_1=6</annotation>
  </semantics>
</math>
</file>

<file path=Object 4/content.xml><?xml version="1.0" encoding="utf-8"?>
<math xmlns="http://www.w3.org/1998/Math/MathML">
  <semantics>
    <mrow>
      <mrow>
        <mi>r</mi>
        <mo stretchy="false">⩽</mo>
        <mn>0</mn>
      </mrow>
    </mrow>
    <annotation encoding="StarMath 5.0"> r leslant 0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sub>
                <mn>4x</mn>
                <mn>1</mn>
              </msub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+x_4 = 2 newline
 4x_1=24 newline
 2x_1+x_6=6</annotation>
  </semantics>
</math>
</file>

<file path=Object 4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 = 2 newline
 4x_12+x_5=24 newline
 2x_1+x_6=6</annotation>
  </semantics>
</math>
</file>

<file path=Object 4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 = 1 newline
 x_1+x_4 = 2 newline
 4x_1+x_5=24 newline
 2x_1+x_6=6</annotation>
  </semantics>
</math>
</file>

<file path=Object 43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+x_5=24 newline
 -x_2=6</annotation>
  </semantics>
</math>
</file>

<file path=Object 44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=24 newline
 -x_2+x_6=6</annotation>
  </semantics>
</math>
</file>

<file path=Object 45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n>0</mn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0 = 2 newline
 +6x_2+x_5=24 newline
 -x_2+x_6=6</annotation>
  </semantics>
</math>
</file>

<file path=Object 46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6x</mn>
                  <mn>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 = 1 newline
 x_4 = 2 newline
 6x_2+x_5=24 newline
 -x_2+x_6=6
</annotation>
  </semantics>
</math>
</file>

<file path=Object 47/content.xml><?xml version="1.0" encoding="utf-8"?>
<math xmlns="http://www.w3.org/1998/Math/MathML">
  <semantics>
    <mtable>
      <mtr>
        <mtd>
          <mrow>
            <mrow>
              <msub>
                <mi>x</mi>
                <mn>3</mn>
              </msub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24</mn>
            </mrow>
          </mrow>
        </mtd>
      </mtr>
      <mtr>
        <mtd>
          <mrow>
            <mrow>
              <msub>
                <mi>x</mi>
                <mn>6</mn>
              </msub>
              <mo stretchy="false">=</mo>
              <mn>6</mn>
            </mrow>
          </mrow>
        </mtd>
      </mtr>
    </mtable>
    <annotation encoding="StarMath 5.0">x_3 = 1 newline
x_4 = 2 newline
x_5=24 newline
x_6=6</annotation>
  </semantics>
</math>
</file>

<file path=Object 48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49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50/content.xml><?xml version="1.0" encoding="utf-8"?>
<math xmlns="http://www.w3.org/1998/Math/MathML">
  <semantics>
    <mrow>
      <mrow>
        <mn>0</mn>
        <mo stretchy="false">=</mo>
        <mn>2</mn>
      </mrow>
    </mrow>
    <annotation encoding="StarMath 5.0">0=2</annotation>
  </semantics>
</math>
</file>

<file path=Object 51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52/content.xml><?xml version="1.0" encoding="utf-8"?>
<math xmlns="http://www.w3.org/1998/Math/MathML">
  <semantics>
    <mrow>
      <mrow>
        <msub>
          <mi>x</mi>
          <mn>2</mn>
        </msub>
        <mo stretchy="false">&lt;</mo>
        <mn>0</mn>
      </mrow>
    </mrow>
    <annotation encoding="StarMath 5.0">x_2&lt;0</annotation>
  </semantics>
</math>
</file>

<file path=Object 53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4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5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6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57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58/content.xml><?xml version="1.0" encoding="utf-8"?>
<math xmlns="http://www.w3.org/1998/Math/MathML">
  <semantics>
    <mrow>
      <mrow>
        <msub>
          <mi>x</mi>
          <mn>1</mn>
        </msub>
        <mo stretchy="false">=</mo>
        <mn>3</mn>
      </mrow>
      <mrow>
        <msub>
          <mi>x</mi>
          <mn>2</mn>
        </msub>
        <mo stretchy="false">=</mo>
        <mn>2</mn>
      </mrow>
      <mrow>
        <msub>
          <mi>x</mi>
          <mn>4</mn>
        </msub>
        <mo stretchy="false">=</mo>
        <mrow>
          <mo stretchy="false">−</mo>
          <mn>1</mn>
        </mrow>
      </mrow>
      <mrow>
        <msub>
          <mi>x</mi>
          <mn>6</mn>
        </msub>
        <mo stretchy="false">=</mo>
        <mn>2</mn>
      </mrow>
    </mrow>
    <annotation encoding="StarMath 5.0">x_1=3 x_2=2 x_4=-1 x_6=2</annotation>
  </semantics>
</math>
</file>

<file path=Object 59/content.xml><?xml version="1.0" encoding="utf-8"?>
<math xmlns="http://www.w3.org/1998/Math/MathML">
  <semantics>
    <mrow>
      <mrow>
        <msub>
          <mi>x</mi>
          <mn>1</mn>
        </msub>
        <mo stretchy="false">=</mo>
        <mn>5</mn>
      </mrow>
      <mrow>
        <msub>
          <mi>x</mi>
          <mn>2</mn>
        </msub>
        <mo stretchy="false">=</mo>
        <mn>4</mn>
      </mrow>
      <mrow>
        <msub>
          <mi>x</mi>
          <mn>4</mn>
        </msub>
        <mo stretchy="false">=</mo>
        <mrow>
          <mo stretchy="false">−</mo>
          <mn>3</mn>
        </mrow>
      </mrow>
      <mrow>
        <msub>
          <mi>x</mi>
          <mn>5</mn>
        </msub>
        <mo stretchy="false">=</mo>
        <mrow>
          <mo stretchy="false">−</mo>
          <mn>20</mn>
        </mrow>
      </mrow>
    </mrow>
    <annotation encoding="StarMath 5.0">x_1=5 x_2=4 x_4=-3 x_5=-20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n>4x</mn>
                    <mn>3</mn>
                  </msub>
                </mrow>
                <mo stretchy="false">−</mo>
                <msub>
                  <mn>2x</mn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−</mo>
                  <msub>
                    <mn>6x</mn>
                    <mn>3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</mtable>
    <annotation encoding="StarMath 5.0">x_1-x_2-x_4=0 newline
x_1-4x_3-2x_4=0 newline
x_2-6x_3-x_4=0</annotation>
  </semantics>
</math>
</file>

<file path=Object 60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1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row>
          <mo stretchy="false">−</mo>
          <mn>4</mn>
        </mrow>
      </mrow>
      <mrow>
        <msub>
          <mi>x</mi>
          <mn>3</mn>
        </msub>
        <mo stretchy="false">=</mo>
        <mrow>
          <mo stretchy="false">−</mo>
          <mn>4</mn>
        </mrow>
      </mrow>
      <mrow>
        <msub>
          <mi>x</mi>
          <mn>5</mn>
        </msub>
        <mo stretchy="false">=</mo>
        <mn>44</mn>
      </mrow>
    </mrow>
    <annotation encoding="StarMath 5.0">x_1=1 x_2=-4 x_3=-4 x_5=44</annotation>
  </semantics>
</math>
</file>

<file path=Object 62/content.xml><?xml version="1.0" encoding="utf-8"?>
<math xmlns="http://www.w3.org/1998/Math/MathML">
  <semantics>
    <mrow>
      <mrow>
        <msub>
          <mi>x</mi>
          <mn>1</mn>
        </msub>
        <mo stretchy="false">=</mo>
        <mn>3,75</mn>
      </mrow>
      <mrow>
        <msub>
          <mi>x</mi>
          <mn>2</mn>
        </msub>
        <mo stretchy="false">=</mo>
        <mn>1,5</mn>
      </mrow>
      <mrow>
        <msub>
          <mi>x</mi>
          <mn>3</mn>
        </msub>
        <mo stretchy="false">=</mo>
        <mrow>
          <mo stretchy="false">−</mo>
          <mn>1,25</mn>
        </mrow>
      </mrow>
      <mrow>
        <msub>
          <mi>x</mi>
          <mn>4</mn>
        </msub>
        <mo stretchy="false">=</mo>
        <mrow>
          <mo stretchy="false">−</mo>
          <mn>1,25</mn>
        </mrow>
      </mrow>
    </mrow>
    <annotation encoding="StarMath 5.0">x_1=3,75 x_2=1,5 x_3=-1,25 x_4=-1,25</annotation>
  </semantics>
</math>
</file>

<file path=Object 63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64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65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66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67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9/content.xml><?xml version="1.0" encoding="utf-8"?>
<math xmlns="http://www.w3.org/1998/Math/MathML">
  <semantics>
    <mrow>
      <mrow>
        <mo stretchy="false">(</mo>
        <mrow>
          <mrow>
            <mi mathvariant="italic">lucro</mi>
            <mo stretchy="false">=</mo>
            <mrow>
              <msub>
                <mn>4000x</mn>
                <mn>1</mn>
              </msub>
              <mo stretchy="false">+</mo>
              <msub>
                <mn>5000x</mn>
                <mn>2</mn>
              </msub>
            </mrow>
          </mrow>
        </mrow>
        <mo stretchy="false">)</mo>
      </mrow>
    </mrow>
    <annotation encoding="StarMath 5.0">(lucro=4000x_1+5000x_2)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0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0</mn>
            </mrow>
          </mrow>
        </mtd>
      </mtr>
    </mtable>
    <annotation encoding="StarMath 5.0">-x_3=360 newline 
x_4=0 newline 
x_5=0</annotation>
  </semantics>
</math>
</file>

<file path=Object 8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=360 newline
-0.3x_2+x_4=0 newline
-0.07x_2+x_5=0</annotation>
  </semantics>
</math>
</file>